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3">
      <style:paragraph-properties fo:margin-top="0in" fo:margin-bottom="0in" fo:padding="0.0193in" fo:border="0.0008in solid #d9d9e3"/>
    </style:style>
    <style:style style:name="P3" style:family="paragraph" style:parent-style-name="Text_20_body" style:list-style-name="L4">
      <style:paragraph-properties fo:margin-top="0in" fo:margin-bottom="0in" fo:padding="0.0193in" fo:border="0.0008in solid #d9d9e3"/>
    </style:style>
    <style:style style:name="P4" style:family="paragraph" style:parent-style-name="Text_20_body" style:list-style-name="L5">
      <style:paragraph-properties fo:margin-top="0in" fo:margin-bottom="0in" fo:padding="0.0193in" fo:border="0.0008in solid #d9d9e3"/>
    </style:style>
    <style:style style:name="P5" style:family="paragraph" style:parent-style-name="Text_20_body">
      <style:paragraph-properties fo:padding="0.0193in" fo:border="0.0008in solid #d9d9e3"/>
    </style:style>
    <style:style style:name="P6" style:family="paragraph" style:parent-style-name="Text_20_body" style:list-style-name="L1">
      <style:paragraph-properties fo:padding="0.0193in" fo:border="0.0008in solid #d9d9e3"/>
    </style:style>
    <style:style style:name="P7" style:family="paragraph" style:parent-style-name="Text_20_body" style:list-style-name="L2">
      <style:paragraph-properties fo:padding="0.0193in" fo:border="0.0008in solid #d9d9e3"/>
    </style:style>
    <style:style style:name="P8" style:family="paragraph" style:parent-style-name="Text_20_body" style:list-style-name="L3">
      <style:paragraph-properties fo:padding="0.0193in" fo:border="0.0008in solid #d9d9e3"/>
    </style:style>
    <style:style style:name="P9" style:family="paragraph" style:parent-style-name="Text_20_body" style:list-style-name="L4">
      <style:paragraph-properties fo:padding="0.0193in" fo:border="0.0008in solid #d9d9e3"/>
    </style:style>
    <style:style style:name="P10" style:family="paragraph" style:parent-style-name="Text_20_body" style:list-style-name="L5">
      <style:paragraph-properties fo:padding="0.0193in" fo:border="0.0008in solid #d9d9e3"/>
    </style:style>
    <style:style style:name="P11" style:family="paragraph" style:parent-style-name="Text_20_body" style:list-style-name="L6">
      <style:paragraph-properties fo:padding="0.0193in" fo:border="0.0008in solid #d9d9e3"/>
    </style:style>
    <style:style style:name="P12" style:family="paragraph" style:parent-style-name="Text_20_body" style:list-style-name="L7">
      <style:paragraph-properties fo:padding="0.0193in" fo:border="0.0008in solid #d9d9e3"/>
    </style:style>
    <style:style style:name="P13" style:family="paragraph" style:parent-style-name="Heading_20_3">
      <style:paragraph-properties fo:padding="0.0193in" fo:border="0.0008in solid #d9d9e3"/>
    </style:style>
    <style:style style:name="P14" style:family="paragraph" style:parent-style-name="Standard">
      <style:paragraph-properties fo:padding="0.0193in" fo:border="0.0008in solid #d9d9e3"/>
    </style:style>
    <style:style style:name="P15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Архитектура WordPress</text:p>
      <text:p text:style-name="P14">ChatGPT</text:p>
      <text:p text:style-name="P15">ChatGPT</text:p>
      <text:p text:style-name="P5">Архитектура WordPress - это организация и структура основных компонентов, которые обеспечивают работу платформы. Вот основные элементы архитектуры WordPress:</text:p>
      <text:h text:style-name="P13" text:outline-level="3">1. Файловая структура:</text:h>
      <text:list xml:id="list2979924907339326881" text:style-name="L1">
        <text:list-item>
          <text:p text:style-name="P1"><text:span text:style-name="Strong_20_Emphasis">wp-content:</text:span> Папка, содержащая темы, плагины, загружаемые файлы, и пользовательские изменения.</text:p>
        </text:list-item>
        <text:list-item>
          <text:p text:style-name="P1"><text:span text:style-name="Strong_20_Emphasis">wp-includes:</text:span> Основные файлы WordPress, включая ядро, библиотеки, функции и классы.</text:p>
        </text:list-item>
        <text:list-item>
          <text:p text:style-name="P6"><text:span text:style-name="Strong_20_Emphasis">wp-admin:</text:span> Папка административной панели, управление контентом, настройками и действиями.</text:p>
        </text:list-item>
      </text:list>
      <text:h text:style-name="P13" text:outline-level="3">2. База данных:</text:h>
      <text:list xml:id="list1224961983575141429" text:style-name="L2">
        <text:list-item>
          <text:p text:style-name="P7"><text:span text:style-name="Strong_20_Emphasis">MySQL:</text:span> WordPress использует MySQL для хранения данных, таких как записи, комментарии, пользователи, настройки и метаданные.</text:p>
        </text:list-item>
      </text:list>
      <text:h text:style-name="P13" text:outline-level="3">3. Основные компоненты:</text:h>
      <text:list xml:id="list4827599182168151118" text:style-name="L3">
        <text:list-item>
          <text:p text:style-name="P2"><text:span text:style-name="Strong_20_Emphasis">Ядро (Core):</text:span> Основной код WordPress, который обеспечивает базовую функциональность, обработку запросов, загрузку тем и плагинов.</text:p>
        </text:list-item>
        <text:list-item>
          <text:p text:style-name="P2"><text:span text:style-name="Strong_20_Emphasis">Хуки (Hooks):</text:span> Позволяют изменять или расширять функционал WordPress путем добавления действий (actions) и фильтров (filters) в определенных точках выполнения кода.</text:p>
        </text:list-item>
        <text:list-item>
          <text:p text:style-name="P8"><text:span text:style-name="Strong_20_Emphasis">API:</text:span> RESTful API для взаимодействия с данными и функциями WordPress.</text:p>
        </text:list-item>
      </text:list>
      <text:h text:style-name="P13" text:outline-level="3">4. Структура тем и плагинов:</text:h>
      <text:list xml:id="list8451788525187233072" text:style-name="L4">
        <text:list-item>
          <text:p text:style-name="P3"><text:span text:style-name="Strong_20_Emphasis">Темы (Themes):</text:span> Определяют внешний вид и структуру сайта, содержат шаблоны, стили, изображения и функции.</text:p>
        </text:list-item>
        <text:list-item>
          <text:p text:style-name="P9"><text:span text:style-name="Strong_20_Emphasis">Плагины (Plugins):</text:span> Добавляют дополнительный функционал, модифицируют или расширяют возможности WordPress.</text:p>
        </text:list-item>
      </text:list>
      <text:h text:style-name="P13" text:outline-level="3">5. Хранение контента:</text:h>
      <text:list xml:id="list3220032685228480297" text:style-name="L5">
        <text:list-item>
          <text:p text:style-name="P4"><text:span text:style-name="Strong_20_Emphasis">Посты (Posts) и Страницы (Pages):</text:span> Основные типы контента, которые могут быть созданы и редактированы в административной панели WordPress.</text:p>
        </text:list-item>
        <text:list-item>
          <text:p text:style-name="P10"><text:span text:style-name="Strong_20_Emphasis">Медиафайлы (Media):</text:span> Хранятся изображения, видео, аудиофайлы, которые используются на сайте.</text:p>
        </text:list-item>
      </text:list>
      <text:h text:style-name="P13" text:outline-level="3">6. Административная панель:</text:h>
      <text:list xml:id="list73595175369065353" text:style-name="L6">
        <text:list-item>
          <text:p text:style-name="P11"><text:span text:style-name="Strong_20_Emphasis">Управление контентом:</text:span> Возможности управления контентом, пользователями, настройками, темами и плагинами через административную панель.</text:p>
        </text:list-item>
      </text:list>
      <text:h text:style-name="P13" text:outline-level="3"><text:soft-page-break/>7. Шаблоны и иерархия файлов:</text:h>
      <text:list xml:id="list8809870185087514892" text:style-name="L7">
        <text:list-item>
          <text:p text:style-name="P12"><text:span text:style-name="Strong_20_Emphasis">Шаблоны страниц и постов:</text:span> Определяют, каким образом контент будет отображаться на сайте, используя различные шаблоны и файлы.</text:p>
        </text:list-item>
      </text:list>
      <text:p text:style-name="P5">Архитектура WordPress представляет собой комплексный набор компонентов, позволяющих создавать и управлять сайтами разной сложности и функциональности. Эти компоненты взаимодействуют друг с другом, обеспечивая гибкость и расширяемость платформы для создания разнообразных сай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20:30.33</dc:date>
    <meta:document-statistic meta:table-count="0" meta:image-count="0" meta:object-count="0" meta:page-count="2" meta:paragraph-count="25" meta:word-count="262" meta:character-count="2089"/>
    <dc:creator>Dima Wide</dc:creator>
    <meta:user-defined meta:name="Info 1"/>
    <meta:user-defined meta:name="Info 2"/>
    <meta:user-defined meta:name="Info 3"/>
    <meta:user-defined meta:name="Info 4"/>
  </office:meta>
</office:document-meta>
</file>